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2f0" officeooo:paragraph-rsid="0008e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qvaf-dumpoX-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6T15:17:04.339000000</meta:creation-date>
    <dc:date>2022-07-26T15:17:19.205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6.3.4.2$Windows_X86_64 LibreOffice_project/60da17e045e08f1793c57c00ba83cdfce946d0aa</meta:generator>
  </office:meta>
</office:document-meta>
</file>